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eMatcherTest.matchesWithSubTypeGeneric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areMatcherTest.matchesOverloadsMustBeIgn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pareMatcherTest.compareToNonCompar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Matcher.matches( Integer arg , Void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MatcherTest.compareToStringVs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Matcher.matches( Integer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MatcherTest.compareToIntV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Matcher.matches( Integer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MatcherTest.matchesWithSubTypeExtendingGeneric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Matcher.matches( 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MatcherTest.compare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areMatcherTest.compareNull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Matcher.matches( Dat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